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automatic-styles>
    <style:style style:name="P1" style:family="paragraph" style:parent-style-name="Normal_20__28_Web_29_">
      <style:paragraph-properties fo:text-align="center" style:justify-single-word="false"/>
      <style:text-properties style:font-name="Arial" fo:font-weight="bold" style:font-weight-asian="bold" style:font-name-complex="Arial"/>
    </style:style>
    <style:style style:name="P2" style:family="paragraph" style:parent-style-name="Standard">
      <style:text-properties style:font-name="Arial" fo:font-weight="bold" style:font-weight-asian="bold" style:font-name-complex="Arial"/>
    </style:style>
    <style:style style:name="P3" style:family="paragraph" style:parent-style-name="Standard">
      <style:paragraph-properties style:line-height-at-least="0.2398in"/>
      <style:text-properties style:font-name="Arial" fo:font-weight="bold" style:font-weight-asian="bold" style:font-name-complex="Arial"/>
    </style:style>
    <style:style style:name="P4" style:family="paragraph" style:parent-style-name="Standard">
      <style:text-properties style:font-name="Arial" style:font-name-complex="Arial"/>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rial" fo:font-weight="bold" style:font-weight-asian="bold" style:font-name-complex="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Freezer LARISA Terms and Conditions</text:p>
      <text:p text:style-name="P2">License</text:p>
      <text:p text:style-name="Normal_20__28_Web_29_"><text:span text:style-name="T1">OpenFreezer LARISA is distributed under the GNU License, Version 3 ; you may not use this application except in compliance with the License. You may obtain a copy of the License at</text:span><text:span text:style-name="T2"> </text:span><text:a xlink:type="simple" xlink:href="http://www.gnu.org/licenses"><text:span text:style-name="T3">www.gnu.org/licenses</text:span></text:a><text:span text:style-name="T1">.</text:span></text:p>
      <text:p text:style-name="P3">Disclaimer of Warranty; Limitation of Liability</text:p>
      <text:p text:style-name="Standard"><text:span text:style-name="T1"><text:line-break/>MOUNT SINAI HOSPITAL DISCLAIMS ALL EXPRESS AND IMPLIED WARRANTIES WITH REGARD TO THIS SITE, THE INFORMATION, SERVICES AND MATERIALS DESCRIBED OR CONTAINED IN THIS SOFTWARE </text:span><text:span text:style-name="T1">PACKAGE</text:span><text:span text:style-name="T1">, INCLUDING WITHOUT LIMITATION ANY IMPLIED WARRANTIES OF MERCHANTIBILITY, FITNESS FOR A PARTICULAR PURPOSE OR NON-INFRINGEMENT. YOUR ACCESS TO AND USE OF THIS SOFTWARE PACKAGE ARE AT YOUR OWN RISK. ACCESS TO THIS SITE MAY BE INTERRUPTED AND INFORMATION, SERVICES AND MATERIALS CONTAINED HEREIN MAY NOT BE ERROR-FREE. MOUNT SINAI HOSPITAL <text:s/>IS NOT LIABLE OR RESPONSIBLE FOR THE ACCURACY, CURRENCY, COMPLETENESS OR USEFULNESS OF ANY INFORMATION, SERVICES AND MATERIALS PROVIDED IN THIS SOFTWARE PACKAGE. IN ADDITION, MOUNT SINAI HOSPITAL SHALL ALSO NOT BE LIABLE FOR ANY DAMAGES, INCLUDING WITHOUT LIMITATION, DIRECT, INCIDENTAL, CONSEQUENTIAL, AND INDIRECT OR PUNITIVE DAMAGES, ARISING OUT OF ACCESS TO, USE OR INABILITY TO USE THIS SOFTWARE PACKAGE OR SERVICES DESCRIBED HEREIN, OR ANY ERRORS OR OMISSIONS IN THE CONTENT THEREOF. THIS INCLUDES DAMAGES TO, OR FOR ANY VIRUSES THAT MAY INFECT YOUR COMPUTER EQUIPMENT. WITHOUT LIMITING THE FOREGOING, EVERYTHING IN THIS SOFTWARE PACKAGE IS PROVIDED “AS IS” WITHOUT WARRANTY OF ANY KIND, EITHER EXPRESS OR IMPLIED. </text:span></text:p>
      <text:p text:style-name="P3"/>
      <text:p text:style-name="P3">Indemnification</text:p>
      <text:p text:style-name="Standard"><text:span text:style-name="T1"><text:line-break/>You agree to indemnify, defend and hold harmless MOUNT SINAI HOSPITAL its officers, directors, employees, agents, consultants, suppliers and third party partners from and against all losses, expenses, damages and costs, including reasonable attorneys' fees, resulting from any violation by you of these Terms and Conditions</text:span></text:p>
      <text:p text:style-name="P4"/>
      <text:p text:style-name="P3">Applicable Laws</text:p>
      <text:p text:style-name="Standard"><text:span text:style-name="T1"><text:line-break/>These Terms and Conditions and the resolution of any dispute related to these Terms and Conditions shall be construed in accordance with the laws of the province of Ontario, Canada, without regard to its conflicts of laws principles. Any legal action or proceeding related to this Software shall be brought exclusively by the federal and provincial courts of the province of Ontario, Can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HG Mincho Light J"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ormal_20__28_Web_29_" style:display-name="Normal (Web)" style:family="paragraph" style:parent-style-name="Standard">
      <style:paragraph-properties fo:margin-top="0.1945in" fo:margin-bottom="0.1945in"/>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10-12-06T12:56:52</meta:creation-date>
    <dc:date>2010-12-06T13:00:22</dc:date>
    <dc:language>en-US</dc:language>
    <meta:editing-cycles>2</meta:editing-cycles>
    <meta:editing-duration>PT3M30S</meta:editing-duration>
    <meta:user-defined meta:name="Info 1"/>
    <meta:user-defined meta:name="Info 2"/>
    <meta:user-defined meta:name="Info 3"/>
    <meta:user-defined meta:name="Info 4"/>
    <meta:document-statistic meta:table-count="0" meta:image-count="0" meta:object-count="0" meta:page-count="1" meta:paragraph-count="9" meta:word-count="344" meta:character-count="2281"/>
  </office:meta>
</office:document-meta>
</file>